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b8a73e" style:parent-style-name="Standard">
      <style:text-properties fo:country="DE" fo:font-size="11.0pt" fo:language="de" style:font-name-asian="Cambria" style:font-size-asian="11.0pt"/>
    </style:style>
    <style:style style:family="table-cell" style:name="afc7a8d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87aef" style:parent-style-name="Standard">
      <style:text-properties fo:country="DE" fo:font-size="11.0pt" fo:language="de" style:font-name-asian="Cambria" style:font-size-asian="11.0pt"/>
    </style:style>
    <style:style style:family="table-cell" style:name="a352f16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a822b" style:parent-style-name="Standard">
      <style:text-properties fo:country="DE" fo:font-size="11.0pt" fo:language="de" style:font-name-asian="Cambria" style:font-size-asian="11.0pt"/>
    </style:style>
    <style:style style:family="table-cell" style:name="ae4470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35f63" style:parent-style-name="Standard">
      <style:text-properties fo:country="DE" fo:font-size="11.0pt" fo:language="de" style:font-name-asian="Cambria" style:font-size-asian="11.0pt"/>
    </style:style>
    <style:style style:family="table-cell" style:name="a5ca475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417fbe">
      <style:table-row-properties style:row-height="10.0mm"/>
    </style:style>
    <style:style style:family="paragraph" style:name="aaa0e8b" style:parent-style-name="Standard">
      <style:text-properties fo:country="DE" fo:font-size="11.0pt" fo:language="de" style:font-name-asian="Cambria" style:font-size-asian="11.0pt"/>
    </style:style>
    <style:style style:family="table-cell" style:name="a9a9364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de443" style:parent-style-name="Standard">
      <style:text-properties fo:country="DE" fo:font-size="11.0pt" fo:language="de" style:font-name-asian="Cambria" style:font-size-asian="11.0pt"/>
    </style:style>
    <style:style style:family="table-cell" style:name="a87a9ee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703ca" style:parent-style-name="Standard">
      <style:text-properties fo:country="DE" fo:font-size="11.0pt" fo:language="de" style:font-name-asian="Cambria" style:font-size-asian="11.0pt"/>
    </style:style>
    <style:style style:family="table-cell" style:name="a06d6b7">
      <style:table-cell-properties fo:background-color="#00B0F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bbf49" style:parent-style-name="Standard">
      <style:text-properties fo:country="DE" fo:font-size="11.0pt" fo:language="de" style:font-name-asian="Cambria" style:font-size-asian="11.0pt"/>
    </style:style>
    <style:style style:family="table-cell" style:name="acd9de7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aa0316">
      <style:table-row-properties style:row-height="10.0mm"/>
    </style:style>
    <style:style style:family="paragraph" style:name="abc7484" style:parent-style-name="Standard">
      <style:text-properties fo:country="DE" fo:font-size="11.0pt" fo:language="de" style:font-name-asian="Cambria" style:font-size-asian="11.0pt"/>
    </style:style>
    <style:style style:family="table-cell" style:name="a7ce8b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6692c3" style:parent-style-name="Standard">
      <style:text-properties fo:country="DE" fo:font-size="11.0pt" fo:language="de" style:font-name-asian="Cambria" style:font-size-asian="11.0pt"/>
    </style:style>
    <style:style style:family="table-cell" style:name="a6b1524">
      <style:table-cell-properties fo:background-color="#FFC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cb797e" style:parent-style-name="Standard">
      <style:text-properties fo:country="DE" fo:font-size="11.0pt" fo:language="de" style:font-name-asian="Cambria" style:font-size-asian="11.0pt"/>
    </style:style>
    <style:style style:family="table-cell" style:name="ad5b018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61890" style:parent-style-name="Standard">
      <style:text-properties fo:country="DE" fo:font-size="11.0pt" fo:language="de" style:font-name-asian="Cambria" style:font-size-asian="11.0pt"/>
    </style:style>
    <style:style style:family="table-cell" style:name="af7bd9d">
      <style:table-cell-properties fo:background-color="#92D05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19bd51">
      <style:table-row-properties style:row-height="20.0mm"/>
    </style:style>
    <style:style style:family="paragraph" style:name="ab069f2" style:parent-style-name="Standard">
      <style:text-properties fo:country="DE" fo:font-size="11.0pt" fo:language="de" style:font-name-asian="Cambria" style:font-size-asian="11.0pt"/>
    </style:style>
    <style:style style:family="table-cell" style:name="aa415ab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bab77" style:parent-style-name="Standard">
      <style:text-properties fo:country="DE" fo:font-size="11.0pt" fo:language="de" style:font-name-asian="Cambria" style:font-size-asian="11.0pt"/>
    </style:style>
    <style:style style:family="table-cell" style:name="a7ee560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abd5c" style:parent-style-name="Standard">
      <style:text-properties fo:country="DE" fo:font-size="11.0pt" fo:language="de" style:font-name-asian="Cambria" style:font-size-asian="11.0pt"/>
    </style:style>
    <style:style style:family="table-cell" style:name="a18c870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4a124" style:parent-style-name="Standard">
      <style:text-properties fo:country="DE" fo:font-size="11.0pt" fo:language="de" style:font-name-asian="Cambria" style:font-size-asian="11.0pt"/>
    </style:style>
    <style:style style:family="table-cell" style:name="a03c6dd">
      <style:table-cell-properties fo:background-color="#FFFF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654c4b">
      <style:table-row-properties style:row-height="10.0mm"/>
    </style:style>
    <style:style style:family="table-column" style:name="a57d326">
      <style:table-column-properties style:rel-column-width="25*"/>
    </style:style>
    <style:style style:family="table" style:name="a73aa90">
      <style:table-properties fo:margin-left="0.0mm" style:width="16.249cm" table:align="left"/>
    </style:style>
    <style:style style:family="paragraph" style:name="aa7ce27" style:parent-style-name="Überschrift2">
      <style:paragraph-properties/>
    </style:style>
    <style:style style:family="paragraph" style:name="a226cbe" style:parent-style-name="Titel">
      <style:paragraph-properties fo:break-before="page"/>
    </style:style>
  </office:automatic-styles>
  <office:body>
    <office:text>
      <text:p text:style-name="a226cbe">Tables</text:p>
      <text:p text:style-name="Untertitel">Examples</text:p>
      <text:h text:outline-level="2" text:style-name="aa7ce27">Table with different background colors (hard coded)</text:h>
      <text:p text:style-name="Standard"/>
      <table:table table:style-name="a73aa90">
        <table:table-column table:number-columns-repeated="4" table:style-name="a57d326"/>
        <table:table-row table:style-name="a654c4b">
          <table:table-cell table:style-name="a03c6dd">
            <text:p text:style-name="a04a124">1</text:p>
          </table:table-cell>
          <table:table-cell table:style-name="a18c870">
            <text:p text:style-name="a1abd5c">2</text:p>
          </table:table-cell>
          <table:table-cell table:style-name="a7ee560">
            <text:p text:style-name="a0bab77">3</text:p>
          </table:table-cell>
          <table:table-cell table:style-name="aa415ab">
            <text:p text:style-name="ab069f2">4</text:p>
          </table:table-cell>
        </table:table-row>
        <table:table-row table:style-name="a654c4b">
          <table:table-cell table:style-name="a03c6dd"/>
          <table:table-cell table:style-name="a18c870"/>
          <table:table-cell table:style-name="a7ee560"/>
          <table:table-cell table:style-name="aa415ab"/>
        </table:table-row>
        <table:table-row table:style-name="a19bd51">
          <table:table-cell table:style-name="af7bd9d">
            <text:p text:style-name="a461890">5</text:p>
          </table:table-cell>
          <table:table-cell table:style-name="ad5b018">
            <text:p text:style-name="acb797e">6</text:p>
          </table:table-cell>
          <table:table-cell table:style-name="a6b1524">
            <text:p text:style-name="a6692c3">7</text:p>
          </table:table-cell>
          <table:table-cell table:style-name="a7ce8b8">
            <text:p text:style-name="abc7484">8</text:p>
          </table:table-cell>
        </table:table-row>
        <table:table-row table:style-name="aaa0316">
          <table:table-cell table:style-name="acd9de7">
            <text:p text:style-name="a1bbf49">9</text:p>
          </table:table-cell>
          <table:table-cell table:style-name="a06d6b7">
            <text:p text:style-name="a3703ca">10</text:p>
          </table:table-cell>
          <table:table-cell table:style-name="a87a9ee">
            <text:p text:style-name="a8de443">11</text:p>
          </table:table-cell>
          <table:table-cell table:style-name="a9a9364">
            <text:p text:style-name="aaa0e8b">12</text:p>
          </table:table-cell>
        </table:table-row>
        <table:table-row table:style-name="a417fbe">
          <table:table-cell table:style-name="a5ca475">
            <text:p text:style-name="a735f63">13</text:p>
          </table:table-cell>
          <table:table-cell table:style-name="ae44705">
            <text:p text:style-name="a5a822b">14</text:p>
          </table:table-cell>
          <table:table-cell table:style-name="a352f16">
            <text:p text:style-name="ac87aef">15</text:p>
          </table:table-cell>
          <table:table-cell table:style-name="afc7a8d">
            <text:p text:style-name="ab8a73e">1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Cambria" svg:font-family="Cambria" svg:panose-1="2 4 5 3 5 4 6 3 2 4"/>
    <style:font-face style:font-family-generic="modern" style:font-pitch="fixed" style:name="MS Mincho" svg:font-family="MS Mincho" svg:panose-1="2 2 6 9 4 2 5 8 3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" svg:font-family="Calibri" svg:panose-1="2 15 5 2 2 2 4 3 2 4"/>
    <style:font-face style:font-family-generic="modern" style:font-pitch="fixed" style:name="MS Gothic" svg:font-family="MS Gothic" svg:panose-1="2 11 6 9 7 2 5 8 2 4"/>
    <style:font-face style:font-family-generic="swiss" style:font-pitch="variable" style:name="Calibri Light" svg:font-family="Calibri Light" svg:panose-1="2 15 3 2 2 2 4 3 2 4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use-window-font-color="true"/>
    </style:default-style>
    <style:style style:display-name="Standard" style:family="paragraph" style:name="Standard" style:parent-style-name="default_paragraph_style"/>
    <style:style style:default-outline-level="2" style:display-name="Überschrift 2" style:family="paragraph" style:name="Überschrift2" style:next-style-name="Standard" style:parent-style-name="Standard">
      <style:paragraph-properties fo:margin-top="3.53mm"/>
      <style:text-properties fo:color="#4F81BD" fo:font-size="13.0pt" fo:font-weight="bold" style:font-name="Calibri" style:font-name-asian="MS Gothic" style:font-size-asian="13.0pt" style:font-weight-asian="bold" style:font-weight-complex="bold"/>
    </style:style>
    <style:style style:display-name="Titel" style:family="paragraph" style:name="Titel" style:next-style-name="Standard" style:parent-style-name="Standard">
      <style:paragraph-properties fo:border-bottom="0.35mm solid #4F81BD" fo:border-left="none" fo:border-right="none" fo:border-top="none" fo:margin-bottom="5.29mm" fo:padding-bottom="1.41mm" fo:padding-left="0.0mm" fo:padding-right="0.0mm" fo:padding-top="0.0mm"/>
      <style:text-properties fo:color="#17365D" fo:font-size="26.0pt" fo:letter-spacing="0.09mm" style:font-name="Calibri" style:font-name-asian="MS Gothic" style:font-size-asian="26.0pt"/>
    </style:style>
    <style:style style:display-name="Untertitel" style:family="paragraph" style:name="Untertitel" style:next-style-name="Standard" style:parent-style-name="Standard">
      <style:paragraph-properties/>
      <style:text-properties fo:color="#4F81BD" fo:font-style="italic" fo:letter-spacing="0.26mm" style:font-name="Calibri" style:font-name-asian="MS Gothic" style:font-style-asian="italic" style:font-style-complex="italic"/>
    </style:style>
    <style:style style:default-outline-level="1" style:display-name="Überschrift 1" style:family="paragraph" style:name="Überschrift1" style:next-style-name="Standard" style:parent-style-name="Standard">
      <style:paragraph-properties fo:margin-top="8.47mm"/>
      <style:text-properties fo:color="#345A8A" fo:font-size="16.0pt" fo:font-weight="bold" style:font-name="Calibri" style:font-name-asian="MS Gothic" style:font-size-asian="16.0pt" style:font-weight-asian="bold" style:font-weight-complex="bold"/>
    </style:style>
    <style:style style:display-name="Absatz-Standardschriftart" style:family="text" style:name="Absatz-Standardschriftart" style:parent-style-name="default_character_style"/>
    <style:style style:display-name="Überschrift 1 Zchn" style:family="text" style:name="Überschrift1Zchn" style:parent-style-name="Absatz-Standardschriftar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Überschrift 2 Zchn" style:family="text" style:name="Überschrift2Zchn" style:parent-style-name="Absatz-Standardschriftar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Untertitel Zchn" style:family="text" style:name="UntertitelZchn" style:parent-style-name="Absatz-Standardschriftar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display-name="Titel Zchn" style:family="text" style:name="TitelZchn" style:parent-style-name="Absatz-Standardschriftart">
      <style:text-properties fo:color="#17365D" fo:font-size="26.0pt" fo:letter-spacing="0.09mm" style:font-name="Calibri" style:font-name-asian="MS Gothic" style:font-name-complex="Times New Roman" style:font-size-asian="26.0pt"/>
    </style:style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9</dc:date>
    <meta:editing-cycles>2</meta:editing-cycles>
    <meta:editing-duration>PT0.028S</meta:editing-duration>
  </office:meta>
</office:document-meta>
</file>